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style>
    <style:style style:name="P17" style:family="paragraph" style:parent-style-name="Preformatted_20_Text">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ive you a general understanding of the purpose of UML diagrams,</text:p>
        </text:list-item>
        <text:list-item>
          <text:p text:style-name="P1">To help you read simple UML class diagrams,</text:p>
        </text:list-item>
        <text:list-item>
          <text:p text:style-name="P1">To help you match a UML diagram with its implementation,</text:p>
        </text:list-item>
        <text:list-item>
          <text:p text:style-name="P1">To transform an informal class description into a UML class diagram.</text:p>
        </text:list-item>
      </text:list>
      <text:h text:style-name="Heading_20_1" text:outline-level="1"><text:bookmark-start text:name="introduction"/>Introduction<text:bookmark-end text:name="introduction"/></text:h>
      <text:p text:style-name="First_20_paragraph">Quoting <text:a xlink:type="simple" xlink:href="https://www.wikiwand.com/en/Unified_Modeling_Language" office:name=""><text:span text:style-name="Definition">wikipedia</text:span></text:a>,</text:p>
      <text:p text:style-name="P2">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albeit abstractly.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up questions:</text:p>
      <text:p text:style-name="P3">|===========================================|</text:p>
      <text:p text:style-name="P4">| <text:s text:c="16"/>Account <text:s text:c="18"/>|</text:p>
      <text:p text:style-name="P5">|-------------------------------------------|</text:p>
      <text:p text:style-name="P6">| - balance : decimal <text:s text:c="22"/>|</text:p>
      <text:p text:style-name="P7">|-------------------------------------------|</text:p>
      <text:p text:style-name="P8">| + GetBalance():decimal <text:s text:c="19"/>|</text:p>
      <text:p text:style-name="P9">| + DisplayBalance():void <text:s text:c="18"/>|</text:p>
      <text:p text:style-name="P10">| + AddFunds(amount:decimal):void <text:s text:c="10"/>|</text:p>
      <text:p text:style-name="P11">| + Withdraw(amount:decimal):void <text:s text:c="10"/>|</text:p>
      <text:p text:style-name="P12">|===========================================|</text:p>
      <text:list text:style-name="L2">
        <text:list-item>
          <text:p text:style-name="P13">What is the name of this class?</text:p>
        </text:list-item>
        <text:list-item>
          <text:p text:style-name="P13">How many attributes does this class have?</text:p>
        </text:list-item>
        <text:list-item>
          <text:p text:style-name="P13">What is the data type of <text:span text:style-name="Source_Text"><text:span text:style-name="NormalTok">balance</text:span></text:span>?</text:p>
        </text:list-item>
        <text:list-item>
          <text:p text:style-name="P13">How many methods does this class have?</text:p>
        </text:list-item>
        <text:list-item>
          <text:p text:style-name="P13">What is the significance of <text:span text:style-name="Source_Text"><text:span text:style-name="OperatorTok">+</text:span></text:span> and <text:span text:style-name="Source_Text"><text:span text:style-name="OperatorTok">-</text:span></text:span> in the diagram?</text:p>
        </text:list-item>
        <text:list-item>
          <text:p text:style-name="P13">You will notice that there are two similar methods: <text:span text:style-name="Source_Text"><text:span text:style-name="NormalTok">GetBalance</text:span></text:span> and <text:span text:style-name="Source_Text"><text:span text:style-name="NormalTok">DisplayBalance</text:span></text:span>.</text:p>
          <text:list text:style-name="L3">
            <text:list-item>
              <text:p text:style-name="P14">Based on the name, can you interpret the behavior of these methods?</text:p>
            </text:list-item>
            <text:list-item>
              <text:p text:style-name="P14">Can you think of <text:span text:style-name="T1">why</text:span> we might need two similar methods such as these?</text:p>
            </text:list-item>
          </text:list>
        </text:list-item>
      </text:list>
      <text:p text:style-name="First_20_paragraph">Solution:</text:p>
      <text:list text:style-name="L4">
        <text:list-item>
          <text:p text:style-name="P15">The name of the class is “Account”.</text:p>
        </text:list-item>
        <text:list-item>
          <text:p text:style-name="P15">This class has only one attribute, called <text:span text:style-name="Source_Text"><text:span text:style-name="NormalTok">balance</text:span></text:span> and of type <text:span text:style-name="Source_Text"><text:span text:style-name="DataTypeTok">decimal</text:span></text:span>.</text:p>
        </text:list-item>
        <text:list-item>
          <text:p text:style-name="P15">This class has 4 methods.</text:p>
        </text:list-item>
        <text:list-item>
          <text:p text:style-name="P15">The symbol <text:span text:style-name="Source_Text"><text:span text:style-name="OperatorTok">+</text:span></text:span> is used to signify that the member (be it a method or an attribute) is public. The symbol <text:span text:style-name="Source_Text"><text:span text:style-name="OperatorTok">-</text:span></text:span> is used to indicate a private member. In general, in this course, we will let attributes be private and methods be public.</text:p>
        </text:list-item>
        <text:list-item>
          <text:p text:style-name="P15">The <text:span text:style-name="Source_Text"><text:span text:style-name="NormalTok">GetBalance</text:span></text:span> method will return the value of the balance attribute. The <text:span text:style-name="Source_Text"><text:span text:style-name="NormalTok">DisplayBalance</text:span></text:span> method will only display the balance, possibly via <text:span text:style-name="Source_Text"><text:span text:style-name="NormalTok">Console</text:span><text:span text:style-name="OperatorTok">.</text:span><text:span text:style-name="FunctionTok">WriteLine</text:span></text:span>, but it will not return a value since its return type is <text:span text:style-name="Source_Text"><text:span text:style-name="DataTypeTok">void</text:span></text:span>. There will be times such as this when we may need two different methods. One would be used to make computations (<text:span text:style-name="Source_Text"><text:span text:style-name="NormalTok">GetBalance</text:span></text:span>), and the other would be used to display the information in a formatted fashion (<text:span text:style-name="Source_Text"><text:span text:style-name="NormalTok">DisplayBalance</text:span></text:span>).</text:p>
        </text:list-item>
      </text:list>
      <text:h text:style-name="Heading_20_2" text:outline-level="2"><text:bookmark-start text:name="implementing-the-class"/>Implementing the class<text:bookmark-end text:name="implementing-the-class"/></text:h>
      <text:p text:style-name="First_20_paragraph">Class diagrams provide a concise way to represent attributes and methods, but they do not describe the implementation of the methods.</text:p>
      <text:p text:style-name="Text_20_body">Knowing that:</text:p>
      <text:list text:style-name="L5">
        <text:list-item>
          <text:p text:style-name="P16"><text:span text:style-name="Source_Text"><text:span text:style-name="NormalTok">GetBalance</text:span></text:span> returns the current value of balance.</text:p>
        </text:list-item>
        <text:list-item>
          <text:p text:style-name="P16"><text:span text:style-name="Source_Text"><text:span text:style-name="NormalTok">DisplayBalance</text:span></text:span> displays the current balance on the screen formatted as currency.</text:p>
          <text:p text:style-name="P16">for example:</text:p>
          <text:p text:style-name="P17">Your current balance is $1,000,000.00!</text:p>
        </text:list-item>
        <text:list-item>
          <text:p text:style-name="P16"><text:span text:style-name="Source_Text"><text:span text:style-name="NormalTok">AddFunds</text:span></text:span> increases the current balance by a specified <text:span text:style-name="Source_Text"><text:span text:style-name="NormalTok">amount</text:span></text:span>.</text:p>
        </text:list-item>
        <text:list-item>
          <text:p text:style-name="P16"><text:span text:style-name="Source_Text"><text:span text:style-name="NormalTok">Withdraw</text:span></text:span> reduces the current balance by a specified <text:span text:style-name="Source_Text"><text:span text:style-name="NormalTok">amount</text:span></text:span>.</text:p>
        </text:list-item>
      </text:list>
      <text:p text:style-name="First_20_paragraph">Implement your version of this class in C#.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draw your own diagram on paper for practice. Draw the UML diagram of the following class:</text:p>
      <text:list text:style-name="L6">
        <text:list-item>
          <text:p text:style-name="P18">The class is named <text:span text:style-name="Source_Text"><text:span text:style-name="NormalTok">Rectangle</text:span></text:span>.</text:p>
        </text:list-item>
        <text:list-item>
          <text:p text:style-name="P18">It has two attributes: <text:span text:style-name="Source_Text"><text:span text:style-name="NormalTok">width</text:span></text:span> and <text:span text:style-name="Source_Text"><text:span text:style-name="NormalTok">length</text:span></text:span>, both of type <text:span text:style-name="Source_Text"><text:span text:style-name="DataTypeTok">int</text:span></text:span></text:p>
        </text:list-item>
        <text:list-item>
          <text:p text:style-name="P18">It has eight methods:</text:p>
          <text:list text:style-name="L7">
            <text:list-item>
              <text:p text:style-name="P19">setters and getters for each of the two attributes,</text:p>
            </text:list-item>
            <text:list-item>
              <text:p text:style-name="P19">a <text:span text:style-name="Source_Text"><text:span text:style-name="NormalTok">ComputeArea</text:span></text:span> method to compute the area of a rectangle,</text:p>
            </text:list-item>
            <text:list-item>
              <text:p text:style-name="P19">a <text:span text:style-name="Source_Text"><text:span text:style-name="NormalTok">ComputePerimeter</text:span></text:span> method to compute the perimeter of a rectangle,</text:p>
            </text:list-item>
            <text:list-item>
              <text:p text:style-name="P19">a <text:span text:style-name="Source_Text"><text:span text:style-name="NormalTok">Swap</text:span></text:span> method to swap the length and the width of a rectangle, and</text:p>
            </text:list-item>
            <text:list-item>
              <text:p text:style-name="P19">a <text:span text:style-name="Source_Text"><text:span text:style-name="NormalTok">Multiply</text:span></text:span> method to multiply the length <text:span text:style-name="T1">and</text:span> width of a rectangle by a ratio given as an argument that is of type<text:span text:style-name="Source_Text"><text:span text:style-name="DataTypeTok">int</text:span></text:span>.</text:p>
            </text:list-item>
          </text:list>
        </text:list-item>
      </text:list>
      <text:p text:style-name="First_20_paragraph">Solution:</text:p>
      <text:p text:style-name="Text_20_body">You can check your answer by referring back to the <text:span text:style-name="Source_Text"><text:span text:style-name="NormalTok">Rectangle</text:span><text:span text:style-name="OperatorTok">.</text:span><text:span text:style-name="FunctionTok">cs</text:span></text:span> file from the <text:a xlink:type="simple" xlink:href="../labs/ClassDiagram/../Rectangle/Enriched_Rectangle.zip" office:name=""><text:span text:style-name="Definition">“Enriched Rectangle” project</text:span></text:a>. The UML diagram for this class is indicated in the comments at the beginning of the file (but without the <text:span text:style-name="Source_Text"><text:span text:style-name="NormalTok">Multiply</text:span></text:span> method).</text:p>
      <text:h text:style-name="Heading_20_1" text:outline-level="1"><text:bookmark-start text:name="pushing-further-optional"/>Pushing Further (Optional)<text:bookmark-end text:name="pushing-further-optional"/></text:h>
      <text:p text:style-name="First_20_paragraph">The following are independent tasks that you can perform to broaden your understanding of UML modeling concepts:</text:p>
      <text:list text:style-name="L8">
        <text:list-item>
          <text:p text:style-name="P20">Class diagrams are one of many kinds of UML diagrams. Have a look at <text:a xlink:type="simple" xlink:href="https://www.wikiwand.com/en/Unified_Modeling_Language#Diagrams" office:name=""><text:span text:style-name="Definition">https://www.wikiwand.com/en/Unified_Modeling_Language#Diagrams</text:span></text:a>. In which category are class diagrams: behavior or structure?</text:p>
        </text:list-item>
        <text:list-item>
          <text:p text:style-name="P20">Besides modeling attributes and methods, class diagrams can also represent relationships between classes. Have a look at <text:a xlink:type="simple" xlink:href="https://www.wikiwand.com/en/Class_diagram" office:name=""><text:span text:style-name="Definition">https://www.wikiwand.com/en/Class_diagram</text:span></text:a> for more examples of class diagrams and their uses.</text:p>
        </text:list-item>
        <text:list-item>
          <text:p text:style-name="P20">An Activity Diagram is another type of UML diagram for representing program actions. You will occasionally see activity diagrams in the lecture notes. Have a look at <text:a xlink:type="simple" xlink:href="https://www.wikiwand.com/en/Activity_diagram" office:name=""><text:span text:style-name="Definition">https://www.wikiwand.com/en/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39Z</meta:creation-date>
    <dc:date>2024-03-27T23:15:39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